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color="#000000" fo:background-color="transparent"/>
    </style:style>
    <style:style style:name="P2" style:family="paragraph" style:parent-style-name="Standard">
      <style:text-properties fo:color="#000000" fo:background-color="transparent"/>
    </style:style>
    <style:style style:name="P3" style:family="paragraph" style:parent-style-name="Text_20_body">
      <style:text-properties fo:color="#000000" fo:background-color="transparent"/>
    </style:style>
    <style:style style:name="P4" style:family="paragraph" style:parent-style-name="Text_20_body" style:list-style-name="L1">
      <style:text-properties fo:color="#000000" fo:background-color="transparent"/>
    </style:style>
    <style:style style:name="P5" style:family="paragraph" style:parent-style-name="Text_20_body" style:list-style-name="L1">
      <style:paragraph-properties fo:margin-top="0in" fo:margin-bottom="0in" loext:contextual-spacing="false"/>
      <style:text-properties fo:color="#000000" fo:background-color="transparent"/>
    </style:style>
    <style:style style:name="T1" style:family="text">
      <style:text-properties fo:background-color="#db5e36" loext:char-shading-value="0"/>
    </style:style>
    <style:style style:name="T2" style:family="text">
      <style:text-properties fo:color="#ff0000"/>
    </style:style>
    <style:style style:name="T3" style:family="text">
      <style:text-properties fo:color="#ff0000" fo:background-color="transparent" loext:char-shading-value="0"/>
    </style:style>
    <style:style style:name="T4" style:family="text">
      <style:text-properties fo:color="#ff0000"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fo:color="#000000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Virtual WAN Cheat Sheet</text:h>
      <text:p text:style-name="Text_20_body"><text:span text:style-name="Strong_20_Emphasis"><text:span text:style-name="T7">Azure Virtual WAN</text:span></text:span><text:span text:style-name="T7"> is a </text:span><text:span text:style-name="Strong_20_Emphasis"><text:span text:style-name="T7">consolidated networking service</text:span></text:span><text:span text:style-name="T7"> that brings many </text:span><text:span text:style-name="Strong_20_Emphasis"><text:span text:style-name="T7">networking, security, and routing</text:span></text:span><text:span text:style-name="T7"> functionalities in a single operational interface. </text:span></text:p>
      <text:p text:style-name="P3">These functionalities include</text:p>
      <text:list xml:id="list1139645859" text:style-name="L1">
        <text:list-item>
          <text:p text:style-name="P5">branch connectivity (via connectivity automation from Virtual WAN Partner devices such as SD-WAN or VPN CPE) </text:p>
        </text:list-item>
        <text:list-item>
          <text:p text:style-name="P5">Site-to-site VPN connectivity, </text:p>
        </text:list-item>
        <text:list-item>
          <text:p text:style-name="P5">remote user VPN (Point-to-site) </text:p>
        </text:list-item>
        <text:list-item>
          <text:p text:style-name="P5">connectivity, private (ExpressRoute) connectivity, </text:p>
        </text:list-item>
        <text:list-item>
          <text:p text:style-name="P5">intra-cloud connectivity (transitive connectivity for virtual networks) </text:p>
        </text:list-item>
        <text:list-item>
          <text:p text:style-name="P5">VPN ExpressRoute inter-connectivity, </text:p>
        </text:list-item>
        <text:list-item>
          <text:p text:style-name="P5">routing </text:p>
        </text:list-item>
        <text:list-item>
          <text:p text:style-name="P4">Azure Firewall encryption for private connectivity. </text:p>
        </text:list-item>
      </text:list>
      <text:p text:style-name="Text_20_body"><text:span text:style-name="T7">Azure Virtual WAN itself is a </text:span><text:span text:style-name="Strong_20_Emphasis"><text:span text:style-name="T7">Software Defined WAN (SD-WAN)</text:span></text:span></text:p>
      <text:p text:style-name="P3">Azure Virtual WAN is a much better way to route to your branches, data centers, VNet, and cloud services.</text:p>
      <text:p text:style-name="Text_20_body"><text:span text:style-name="Strong_20_Emphasis"><text:span text:style-name="T7">A Point of Presence (PoP)</text:span></text:span><text:span text:style-name="T7"> Is an entry at the edge of a Network. eg. ISP Datacenter</text:span></text:p>
      <text:p text:style-name="Text_20_body"><text:span text:style-name="T7">A </text:span><text:span text:style-name="Strong_20_Emphasis"><text:span text:style-name="T7">Hop</text:span></text:span><text:span text:style-name="T7"> is when you change networks</text:span></text:p>
      <text:p text:style-name="Text_20_body"><text:span text:style-name="Strong_20_Emphasis"><text:span text:style-name="T7">Multi-Protocol Label Switching (MPLS)</text:span></text:span><text:span text:style-name="T7"> a method of packet forwarding where instead of using IP Address and Layer 3 information to make forwarding decisions an </text:span><text:span text:style-name="Strong_20_Emphasis"><text:span text:style-name="T7">MPLS label</text:span></text:span><text:span text:style-name="T7"> is used to determine the shortest route to end destination.</text:span></text:p>
      <text:p text:style-name="Text_20_body"><text:span text:style-name="Strong_20_Emphasis"><text:span text:style-name="T7">Software Defined WAN (SD-WAN)</text:span></text:span><text:span text:style-name="T7"> decouples CPU intensive tasks from routers such as Management, Operations, and the Control plane that can now be controlled in a central location remotely and virtually at your headquarters. Since most ISPs support SD-WAN architecture you can directly control the flow of traffic through the internet.</text:span></text:p>
      <text:p text:style-name="Text_20_body"><text:span text:style-name="Strong_20_Emphasis"><text:span text:style-name="T7">SD-WAN</text:span></text:span><text:span text:style-name="T7"> can replace MLPS, so you traverse the internet instead of a private network</text:span></text:p>
      <text:p text:style-name="Text_20_body"><text:span text:style-name="Strong_20_Emphasis"><text:span text:style-name="T7">SD-WAN</text:span></text:span><text:span text:style-name="T7"> is more cost-effective and require less configuration than an MLPS initially and at scale</text:span></text:p>
      <text:p text:style-name="Text_20_body"><text:span text:style-name="Strong_20_Emphasis"><text:span text:style-name="T7">SD-WAN</text:span></text:span><text:span text:style-name="T7"> is secure because you will use HTTPS which is supported by your ISP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0:34:59.279515196</meta:creation-date>
    <dc:date>2022-05-13T08:33:54.399830101</dc:date>
    <meta:editing-duration>PT31S</meta:editing-duration>
    <meta:editing-cycles>2</meta:editing-cycles>
    <meta:generator>LibreOffice/6.4.7.2$Linux_X86_64 LibreOffice_project/40$Build-2</meta:generator>
    <meta:print-date>2022-05-13T08:33:48.177296576</meta:print-date>
    <meta:document-statistic meta:table-count="0" meta:image-count="0" meta:object-count="0" meta:page-count="1" meta:paragraph-count="20" meta:word-count="262" meta:character-count="1699" meta:non-whitespace-character-count="1456"/>
  </office:meta>
</office:document-meta>
</file>